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69d" officeooo:paragraph-rsid="000f369d"/>
    </style:style>
    <style:style style:name="P2" style:family="paragraph" style:parent-style-name="Standard">
      <style:text-properties officeooo:rsid="0010fe76" officeooo:paragraph-rsid="0010fe76"/>
    </style:style>
    <style:style style:name="P3" style:family="paragraph" style:parent-style-name="Standard">
      <style:text-properties officeooo:rsid="0011aa32" officeooo:paragraph-rsid="0011aa32"/>
    </style:style>
    <style:style style:name="P4" style:family="paragraph" style:parent-style-name="Standard">
      <style:text-properties officeooo:rsid="0014fc54" officeooo:paragraph-rsid="0014fc54"/>
    </style:style>
    <style:style style:name="P5" style:family="paragraph" style:parent-style-name="Standard">
      <style:text-properties style:font-name="monospace" officeooo:rsid="0010fe76" officeooo:paragraph-rsid="0010fe76"/>
    </style:style>
    <style:style style:name="P6" style:family="paragraph" style:parent-style-name="Standard">
      <style:text-properties style:font-name="Liberation Serif" officeooo:rsid="0014fc54" officeooo:paragraph-rsid="0014fc54"/>
    </style:style>
    <style:style style:name="P7" style:family="paragraph" style:parent-style-name="Standard">
      <style:text-properties style:font-name="Liberation Serif" officeooo:rsid="00185a5a" officeooo:paragraph-rsid="00185a5a"/>
    </style:style>
    <style:style style:name="P8" style:family="paragraph" style:parent-style-name="Standard">
      <style:text-properties officeooo:paragraph-rsid="0014fc54"/>
    </style:style>
    <style:style style:name="P9" style:family="paragraph" style:parent-style-name="Standard">
      <style:text-properties officeooo:paragraph-rsid="0018690f"/>
    </style:style>
    <style:style style:name="P10" style:family="paragraph" style:parent-style-name="Standard">
      <style:text-properties fo:color="#000000" style:font-name="monospace" officeooo:paragraph-rsid="0018690f" fo:background-color="#ffffff"/>
    </style:style>
    <style:style style:name="P11" style:family="paragraph" style:parent-style-name="Text_20_body">
      <style:text-properties officeooo:paragraph-rsid="0018690f"/>
    </style:style>
    <style:style style:name="P12" style:family="paragraph" style:parent-style-name="Text_20_body">
      <style:text-properties officeooo:rsid="0018690f" officeooo:paragraph-rsid="0018690f"/>
    </style:style>
    <style:style style:name="P13" style:family="paragraph" style:parent-style-name="Text_20_body">
      <style:text-properties officeooo:rsid="0018a8e0" officeooo:paragraph-rsid="0018a8e0"/>
    </style:style>
    <style:style style:name="P14" style:family="paragraph" style:parent-style-name="Text_20_body">
      <style:text-properties officeooo:rsid="0018e2be" officeooo:paragraph-rsid="0018e2be"/>
    </style:style>
    <style:style style:name="P15" style:family="paragraph" style:parent-style-name="Text_20_body">
      <style:text-properties officeooo:rsid="001a1927" officeooo:paragraph-rsid="001a1927"/>
    </style:style>
    <style:style style:name="P16" style:family="paragraph" style:parent-style-name="Text_20_body">
      <style:text-properties officeooo:rsid="001ae238" officeooo:paragraph-rsid="001ae238"/>
    </style:style>
    <style:style style:name="P17" style:family="paragraph" style:parent-style-name="Text_20_body">
      <style:text-properties officeooo:paragraph-rsid="001ae238"/>
    </style:style>
    <style:style style:name="P18" style:family="paragraph" style:parent-style-name="Text_20_body">
      <style:text-properties officeooo:rsid="001b9fe0" officeooo:paragraph-rsid="001b9fe0"/>
    </style:style>
    <style:style style:name="P19" style:family="paragraph" style:parent-style-name="Text_20_body">
      <style:text-properties fo:font-style="normal" officeooo:rsid="001b9fe0" officeooo:paragraph-rsid="001b9fe0" style:font-style-asian="normal" style:font-style-complex="normal"/>
    </style:style>
    <style:style style:name="P20" style:family="paragraph" style:parent-style-name="Text_20_body">
      <style:text-properties fo:font-style="normal" officeooo:rsid="001d8827" officeooo:paragraph-rsid="001d8827" style:font-style-asian="normal" style:font-style-complex="normal"/>
    </style:style>
    <style:style style:name="P21" style:family="paragraph" style:parent-style-name="Text_20_body">
      <style:text-properties fo:font-style="normal" officeooo:rsid="00200f60" officeooo:paragraph-rsid="00200f60" style:font-style-asian="normal" style:font-style-complex="normal"/>
    </style:style>
    <style:style style:name="P22" style:family="paragraph" style:parent-style-name="Text_20_body">
      <style:text-properties fo:font-style="normal" officeooo:rsid="0021f31b" officeooo:paragraph-rsid="0021f31b" style:font-style-asian="normal" style:font-style-complex="normal"/>
    </style:style>
    <style:style style:name="P23" style:family="paragraph" style:parent-style-name="Text_20_body">
      <style:text-properties fo:font-style="normal" officeooo:rsid="00249f12" officeooo:paragraph-rsid="00249f12" style:font-style-asian="normal" style:font-style-complex="normal"/>
    </style:style>
    <style:style style:name="P24" style:family="paragraph" style:parent-style-name="Text_20_body">
      <style:text-properties fo:font-style="normal" officeooo:rsid="00256a68" officeooo:paragraph-rsid="00256a68" style:font-style-asian="normal" style:font-style-complex="normal"/>
    </style:style>
    <style:style style:name="P25" style:family="paragraph" style:parent-style-name="Text_20_body">
      <style:text-properties officeooo:paragraph-rsid="00256a68"/>
    </style:style>
    <style:style style:name="P26" style:family="paragraph" style:parent-style-name="Text_20_body">
      <style:text-properties officeooo:rsid="00296315" officeooo:paragraph-rsid="00296315"/>
    </style:style>
    <style:style style:name="P27" style:family="paragraph" style:parent-style-name="Text_20_body">
      <style:paragraph-properties fo:break-before="page"/>
      <style:text-properties officeooo:rsid="0027d23d" officeooo:paragraph-rsid="0027d23d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Liberation Serif" officeooo:rsid="0014fc54"/>
    </style:style>
    <style:style style:name="T4" style:family="text">
      <style:text-properties officeooo:rsid="00185a5a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690f" fo:background-color="#ffff00" loext:char-shading-value="0"/>
    </style:style>
    <style:style style:name="T7" style:family="text">
      <style:text-properties officeooo:rsid="001ae238" fo:background-color="#ffff00" loext:char-shading-value="0"/>
    </style:style>
    <style:style style:name="T8" style:family="text">
      <style:text-properties officeooo:rsid="001a1927"/>
    </style:style>
    <style:style style:name="T9" style:family="text">
      <style:text-properties officeooo:rsid="001ae23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6a68" style:font-style-asian="normal" style:font-style-complex="normal"/>
    </style:style>
    <style:style style:name="T12" style:family="text">
      <style:text-properties fo:font-style="normal" officeooo:rsid="002821a6" style:font-style-asian="normal" style:font-style-complex="normal"/>
    </style:style>
    <style:style style:name="T13" style:family="text">
      <style:text-properties officeooo:rsid="0021f31b"/>
    </style:style>
    <style:style style:name="T14" style:family="text">
      <style:text-properties officeooo:rsid="00243a5c"/>
    </style:style>
    <style:style style:name="T15" style:family="text">
      <style:text-properties officeooo:rsid="002637c2"/>
    </style:style>
    <style:style style:name="T16" style:family="text">
      <style:text-properties officeooo:rsid="0027249d"/>
    </style:style>
    <style:style style:name="T17" style:family="text">
      <style:text-properties fo:font-size="12pt"/>
    </style:style>
    <style:style style:name="gr1" style:family="graphic">
      <style:graphic-properties draw:stroke="solid" svg:stroke-width="0.101cm" svg:stroke-color="#3465a4" draw:marker-start-width="0.503cm" draw:marker-end-width="0.503cm" draw:fill="none" draw:fill-color="#ffffff" fo:min-height="5.928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ídeo <text:span text:style-name="T16">3</text:span></text:p>
      <text:p text:style-name="P2">Primero de todo tenemos que inciciar nuestros contenedores de docker y entrar al bash del workspace que se hace de la siguiente forma:</text:p>
      <text:p text:style-name="P2"><draw:frame text:anchor-type="paragraph" draw:z-index="0" draw:name="Shape1" draw:style-name="gr1" draw:text-style-name="P28" svg:width="18.294cm" svg:height="6.028cm" svg:x="0.192cm" svg:y="0.148cm"><draw:text-box><text:p><text:span text:style-name="T17">Consideraciones: la carpeta de proyectos es ~/laravel y dentro de esta tenemos la del framework </text:span>laradock (~/laravel/laradock)</text:p><text:p><text:span text:style-name="T17"/></text:p><text:p><text:span text:style-name="T17">Mis aliases del ~/.bash_aliases son:</text:span></text:p><text:p><text:span text:style-name="T17"/></text:p><text:p><text:span text:style-name="T17">alias laravel='cd ; cd laravel'</text:span></text:p><text:p><text:span text:style-name="T17">alias laradock='laravel ; cd laradock'</text:span></text:p><text:p><text:span text:style-name="T17">alias dup='laradock ; sudo docker-compose up -d nginx mysql phpmyadmin workspace ; laravel'</text:span></text:p><text:p><text:span text:style-name="T17">alias de='laradock ; sudo docker-compose exec workspace bash ; laravel'</text:span></text:p><text:p><text:span text:style-name="T17">alias ds='laradock ; sudo docker-compose stop ; laravel'</text:span></text:p><text:p><text:span text:style-name="T17">alias dr='laradock ; sudo docker-compose restart ; laravel'</text:span></text:p></draw:text-box></draw:frame><text:s/></text:p>
      <text:p text:style-name="P4">Hacemos dup, luego de y ya podemos ejecutar:</text:p>
      <text:p text:style-name="P3"/>
      <text:p text:style-name="P5"><text:span text:style-name="T1">composer create-project laravel/laravel social "5.6.12"</text:span><text:line-break/></text:p>
      <text:p text:style-name="P6">Ahora vamos a inicializar nuestro respositorio git en la carpeta de nuestro proyecto<text:line-break/></text:p>
      <text:p text:style-name="P6">laravel</text:p>
      <text:p text:style-name="P6">cd social</text:p>
      <text:p text:style-name="P6">git init</text:p>
      <text:p text:style-name="P6">git add . (para añadir todo)</text:p>
      <text:p text:style-name="P7">git commit -m “Install Laravel 5.6”</text:p>
      <text:p text:style-name="P6"/>
      <text:p text:style-name="P8"><text:span text:style-name="T3">Para que no tengamos que estar siempre metiendo el usuario y la contraseña, recomiendo usar el modo de conexión por ssh en git: </text:span><text:a xlink:type="simple" xlink:href="https://help.github.com/es/github/authenticating-to-github/connecting-to-github-with-ssh" text:style-name="Internet_20_link" text:visited-style-name="Visited_20_Internet_20_Link"><text:span text:style-name="T3">Conectar a GitHub con SSH</text:span></text:a></text:p>
      <text:p text:style-name="P8"/>
      <text:p text:style-name="P9"><text:span text:style-name="T4">Si nos da problemas con los permisos, podemos arreglarlo con lo siguiente estando dentro de la carpeta del proyecto:<text:line-break/></text:span><text:span text:style-name="T2">sudo chown -R $USER .</text:span></text:p>
      <text:p text:style-name="P10"/>
      <text:p text:style-name="P12">Antes de empezar a trabajar, hay que configurar el entorno de trabajo de docker para crearnos un servidor local, una base de datos y una forma de acceder a nuestra aplicación web.<text:line-break/>Estando en nuestra carpeta del proyecto y si no se ha creado automáticamente, copiamos .env.example y le ponemos de nombre .env (cp .env.example .env)</text:p>
      <text:p text:style-name="P12">Si no se ve, tenemos que mostrar los archivos ocultos (normalmente Ctrl+H).</text:p>
      <text:p text:style-name="P12">Abrimos el archivo y lo tenemos que dejar así:</text:p>
      <text:p text:style-name="P11">DB_CONNECTION=mysql<text:line-break/>DB_HOST=<text:span text:style-name="T6">mysql</text:span><text:line-break/>DB_PORT=3306<text:line-break/>DB_DATABASE=<text:span text:style-name="T6">social</text:span><text:line-break/><text:soft-page-break/>DB_USERNAME=homestead<text:line-break/>DB_PASSWORD=secret</text:p>
      <text:p text:style-name="P13">Y modificamos estas también por las nuestras:</text:p>
      <text:p text:style-name="P13">APP_NAME=Social</text:p>
      <text:p text:style-name="P13">APP_URL=http://social.test</text:p>
      <text:p text:style-name="P12">El resto lo dejamos igual</text:p>
      <text:p text:style-name="P13">Ahora accedemos a nuestro gestor de BBDD en localhost:8080 o el puerto que tengamos configurado con<text:line-break/>user: root<text:line-break/>password: root</text:p>
      <text:p text:style-name="P13">Creamos la base de datos que se va a llamar “social”. Después tenemos que darle permisos a nuestro usuario homestead así que accedemos a “Cuentas de usuario” y luego le damos a Editar privilegios en la fila de homestead. En la pestaña de arriba elegimos “Base de datos” y luego en la lista de abajo seleccionamos nuestra nueva base de datos “social” para darle a continuar. Seleccionar todo, continuar y listo. Ya tenemos los permisos necesarios.</text:p>
      <text:p text:style-name="P14">Queda crear el host que se hace entrando en laradock/nginx/<text:span text:style-name="T8">sites</text:span></text:p>
      <text:p text:style-name="P15">laradock<text:line-break/>cd nginx/sites</text:p>
      <text:p text:style-name="P15">Copiamos laravel.conf.example para usarlo para nuestra aplicación:</text:p>
      <text:p text:style-name="P15">cp laravel.conf.example social.conf</text:p>
      <text:p text:style-name="P16">Ahora vamos a editarlo:</text:p>
      <text:p text:style-name="P17"><text:span text:style-name="T9">Modificamos las líneas 12 y 13 por:<text:line-break/> <text:s text:c="3"/>server_name </text:span><text:span text:style-name="T7">social</text:span><text:span text:style-name="T9">.test;</text:span></text:p>
      <text:p text:style-name="P16"><text:s text:c="4"/>root /var/www/<text:span text:style-name="T5">social</text:span>/public;</text:p>
      <text:p text:style-name="P16">también modificamos las 2 últimas líneas por:</text:p>
      <text:p text:style-name="P17"><text:span text:style-name="T9">error_log /var/log/nginx/</text:span><text:span text:style-name="T7">social</text:span><text:span text:style-name="T9">_error.log;</text:span></text:p>
      <text:p text:style-name="P17"><text:span text:style-name="T9">access_log /var/log/nginx/</text:span><text:span text:style-name="T7">social</text:span><text:span text:style-name="T9">_access.log;</text:span></text:p>
      <text:p text:style-name="P18">Guardamos y ahora vamos a añadir nuestra página en el host del sistema que es haciendo:</text:p>
      <text:p text:style-name="P18">sudo gedit <text:span text:style-name="T10">/etc/hosts</text:span></text:p>
      <text:p text:style-name="P19">y añadimos la siguiente línea:</text:p>
      <text:p text:style-name="P20">127.0.0.1<text:tab/>social.test</text:p>
      <text:p text:style-name="P20"><text:soft-page-break/>Para que funcione, tendríamos que reiniciar nuestro contenedor nginx de docker, pero reiniciando todos nos aseguramos que todo vaya como la seda:<text:line-break/>dr</text:p>
      <text:p text:style-name="P20">Nos dirigimos a social.test y vemos que funciona perfectamente</text:p>
      <text:p text:style-name="P21">(Opcional)<text:line-break/>Configurar PhpStorm:<text:line-break/>Ir a configuración de plugins e instalar el de Laravel, Blade y soporte para archivos .env<text:line-break/>En el cuadro de búsqueda de la izquierda vamos a buscar Laravel y en PHP→Laravel buscamos la opción Enable plugin for this project para activarla.<text:line-break/>Después buscamos <text:span text:style-name="T13">PHP</text:span></text:p>
      <text:p text:style-name="P22">Anotaciones: tenemos que configurar docker para que funcione PhpStorm con nuestros contenedores y se hace de la siguiente forma.<text:line-break/>Buscamos Docker en ajustes y en Build, Execution, Deployment→ Docker, le damos al + y elegimos la opción que mejor nos convenga. En mi caso estando en Linux, elijo la opción Unix socket. <text:span text:style-name="T14">Hecho esto, vamos a la barra inferior (Services), seleccionamos Docker y le damos al botón de play para ejectuar el daemon.</text:span></text:p>
      <text:p text:style-name="P23">Volviendo a la búsqueda de PHP en ajustes (Ctrl+Alt+S), en Languages &amp; Frameworks seleccionamos PHP. El PHP language level lo podemos dejar tal cual y en CLI Interpreter le damos a los puntos suspensivos para poder asociarlo a nuestro contenedor de docker. Le damos al más (esquina izquierda superior) y pulsamos sobre “From docker…”. Elegimos Docker en los radio buttons. En server tiene que poner Docker, la imagen es la que usemos de php y el path lo vamos a dejar por defecto así. Dejamos que se cargue y ya nos sale el cuadro con la configuración final donde podemos darle a Apply y luego a Ok.</text:p>
      <text:p text:style-name="P24">Ahora buscamos phpunit y vamos a Languages &amp; Frameworks→PHP→Test Frameworks. <text:span text:style-name="T15">Le damos al + para añadir una configuración nueva con intérprete remoto y seleccionamos nuestro docker. </text:span>En el Default configuration file seleccionamos el phpunit.xml de nuestr<text:span text:style-name="T15">a</text:span> carpeta raíz del proyecto. Apply y ok.</text:p>
      <text:p text:style-name="P25"><text:span text:style-name="T11">Ahora vamos a configurar PhpStorm para que entienda los facades. Descargamos el archivo</text:span><text:a xlink:type="simple" xlink:href="https://gist.github.com/barryvdh/5227822" text:style-name="Internet_20_link" text:visited-style-name="Visited_20_Internet_20_Link"><text:span text:style-name="T11"> ide_helper.php</text:span></text:a><text:span text:style-name="T11"> y lo guardamos en la carpeta del proyecto.</text:span></text:p>
      <text:p text:style-name="P25"><text:span text:style-name="T11"/></text:p>
      <text:p text:style-name="P27"><text:span text:style-name="T11">Ví</text:span><text:span text:style-name="T10">deo </text:span><text:span text:style-name="T12">5</text:span></text:p>
      <text:p text:style-name="P26"><text:span text:style-name="T12">P</text:span><text:span text:style-name="T10">ara ejecutar los tests hay que ejecutar el archivo dentro del proyecto “vendor/bin/phpunit” o “phpunit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5:09:31.549027857</meta:creation-date>
    <dc:date>2020-05-02T14:50:24.215026076</dc:date>
    <meta:editing-duration>PT5H15M9S</meta:editing-duration>
    <meta:editing-cycles>16</meta:editing-cycles>
    <meta:generator>LibreOffice/6.3.5.2$Linux_X86_64 LibreOffice_project/30$Build-2</meta:generator>
    <meta:document-statistic meta:table-count="0" meta:image-count="0" meta:object-count="0" meta:page-count="4" meta:paragraph-count="46" meta:word-count="729" meta:character-count="4627" meta:non-whitespace-character-count="3932"/>
  </office:meta>
</office:document-meta>
</file>